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6"><text:soft-page-break/>Sat June 16, 2018 <text:span text:style-name="T1">6.1 miles</text:span></text:p>
      <text:p text:style-name="P6">Warm up: 2.5 miles at various paces including ¼ mile of drills</text:p>
      <text:p text:style-name="P6">Run on the high school track: 5K in 24:48 or 7:59/mile</text:p>
      <text:p text:style-name="P6">Splits: </text:p>
      <text:p text:style-name="P6"><text:tab/>200m 1:00</text:p>
      <text:p text:style-name="P6"><text:tab/>3 x 1600m 7:57, 7:58, 7:53</text:p>
      <text:p text:style-name="P6">Warm down: ½ mile jog</text:p>
      <text:p text:style-name="P6"/>
      <text:p text:style-name="P6">Sun June 17, 2018 <text:span text:style-name="T1">6.5 miles</text:span> </text:p>
      <text:p text:style-name="P6">I ran 6.15 miles on very hilly roads in 1:06:30 or 10:48/mile.</text:p>
      <text:p text:style-name="P6">The sum of the ascents along the course is 862 feet.</text:p>
      <text:p text:style-name="P6">After a few minutes rest I jogged 0.35 miles to warm down.</text:p>
      <text:p text:style-name="P6"/>
      <text:p text:style-name="P6">Mon June 18, 2018 <text:span text:style-name="T1">5 miles</text:span> <text:s/></text:p>
      <text:p text:style-name="P6">I ran 5 miles on hilly roads and grass and averaged 10:57/mile.</text:p>
      <text:p text:style-name="P6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7">33.35 miles in the last week</text:p>
      <text:p text:style-name="P7"/>
      <text:p text:style-name="P7"/>
      <text:p text:style-name="P9"><text:soft-page-break/>Sat June 23, 2018 <text:span text:style-name="T1">4 miles</text:span> <text:s/></text:p>
      <text:p text:style-name="P9">I ran with Kerstin and Mark on the high school track.</text:p>
      <text:p text:style-name="P9">Warm up: 2.25 miles at various paces including a 200m run in 57s</text:p>
      <text:p text:style-name="P9">Run: I ran 1 mile in 8:03, <text:s/>Kerstin and Mark ran 5K</text:p>
      <text:p text:style-name="P9">Warm down: ¾ mile jog </text:p>
      <text:p text:style-name="P9"/>
      <text:p text:style-name="P9">Sun June 24, 2018 <text:span text:style-name="T1">4 miles</text:span> </text:p>
      <text:p text:style-name="P9">I ran the same run as 2 days ago.</text:p>
      <text:p text:style-name="P9">The sum of the ascents is 267 feet. </text:p>
      <text:p text:style-name="P9">Splits: 11:26, 10:08, 9:54, 9:37 <text:s/>Average pace: 10:16/mile</text:p>
      <text:p text:style-name="P9"/>
      <text:p text:style-name="P9">Mon June 25, 2018 <text:span text:style-name="T1">2 miles</text:span> <text:s/></text:p>
      <text:p text:style-name="P9">I ran out and back on Limber Rd 2miles on a hilly course.</text:p>
      <text:p text:style-name="P9">The sum of the ascents is 220 feet.</text:p>
      <text:p text:style-name="P9">Splits: <text:s/>9:59, 8:24 Average pace: 9:12/mile</text:p>
      <text:p text:style-name="P9"/>
      <text:p text:style-name="P9">Tues June 26, 2018 <text:span text:style-name="T1">3 miles</text:span> <text:s/></text:p>
      <text:p text:style-name="P9">I ran 3 miles on hilly roads and grass and averaged 9:53/mile.</text:p>
      <text:p text:style-name="P9"/>
      <text:p text:style-name="P9">Wed June 27, 2013 <text:span text:style-name="T1">2 miles</text:span> </text:p>
      <text:p text:style-name="P9">I ran 2 miles on a Wise Center treadmill. <text:s/>I ran at various paces with some as fast as 7:41/mile. Average pace: 8:57/mile.</text:p>
      <text:p text:style-name="P9"/>
      <text:p text:style-name="P9">Thurs June 28, 2013 <text:s/><text:span text:style-name="T1">3.75 miles</text:span></text:p>
      <text:p text:style-name="P9">I ran with 4 other runners on the high school track. <text:s/></text:p>
      <text:p text:style-name="P9">First I ran 1 mile in 9:45. <text:s/>Then I jogged about 2.75 miles while I timed other runners who were running an interval workout. <text:s/>I didn't want to run intervals because I plan to run a 10K race on Saturday.</text:p>
      <text:p text:style-name="P9"/>
      <text:p text:style-name="P9">Fri June 29, 2013 <text:span text:style-name="T1">no running</text:span> <text:s/></text:p>
      <text:p text:style-name="P9"/>
      <text:p text:style-name="P9"><text:span text:style-name="T1">18.75 miles </text:span>in the last week </text:p>
      <text:p text:style-name="P11"/>
      <text:p text:style-name="P11"/>
      <text:p text:style-name="P11"/>
      <text:p text:style-name="P11"/>
      <text:p text:style-name="P9"><text:soft-page-break/>Sat June 30, 2013 <text:span text:style-name="T1">8.5 miles</text:span></text:p>
      <text:p text:style-name="P9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9"/>
      <text:p text:style-name="P9">Sun July 1, 2018 <text:span text:style-name="T1">no running</text:span> </text:p>
      <text:p text:style-name="P9">I worked a lot in my yard.</text:p>
      <text:p text:style-name="P9"/>
      <text:p text:style-name="P9">Mon July 2, 2018 <text:span text:style-name="T1">4 miles <text:s/></text:span></text:p>
      <text:p text:style-name="P9">I ran on hilly roads and grass and averaged 9:57/mile.</text:p>
      <text:p text:style-name="P9"/>
      <text:p text:style-name="P9">Tues July 3, 2018 <text:span text:style-name="T1">4 miles</text:span> <text:s text:c="3"/></text:p>
      <text:p text:style-name="P9">I ran the same hilly course as yesterday and again averaged 9:57/mile. <text:s/></text:p>
      <text:p text:style-name="P9">The run seemed easier today than yesterday.</text:p>
      <text:p text:style-name="P9"/>
      <text:p text:style-name="P9">Wed July 4, 2018 <text:span text:style-name="T1">4.5 miles </text:span><text:s text:c="2"/></text:p>
      <text:p text:style-name="P10">Warmed up: <text:s/>a half mile run and 6 minutes rest</text:p>
      <text:p text:style-name="P10">Run: 4 miles out and back on a hilly course. The sum of the ascents is 267 feet. </text:p>
      <text:p text:style-name="P10">Splits: 9:18, 9:12, 8:41, 8:34 <text:s/>Average pace: 8:56</text:p>
      <text:p text:style-name="P10">The last time I ran this course on June 22, 2018, I averaged 10:17/mile.</text:p>
      <text:p text:style-name="P9"/>
      <text:p text:style-name="P9">Thurs July 5, 2018 <text:span text:style-name="T1">3 miles</text:span> <text:s/></text:p>
      <text:p text:style-name="P9">I ran with other runners on the high school track. <text:s/>We ran intervals.</text:p>
      <text:p text:style-name="P9">I didn't run a lot because I plan on running a 5K on Saturday.</text:p>
      <text:p text:style-name="P9">Warm up: 1 mile in about 10:00.</text:p>
      <text:p text:style-name="P9">Run: 1 x 200 m in 53s and jog 200 m</text:p>
      <text:p text:style-name="P9">4 x 400m with a 400m jog between each run.</text:p>
      <text:p text:style-name="P9">Times for 400's: 1:54, 2:03, 1:59, 1:54</text:p>
      <text:p text:style-name="P9"/>
      <text:p text:style-name="P9">Fri July 6, 2018 <text:span text:style-name="T1">no running</text:span> <text:s/></text:p>
      <text:p text:style-name="P9"/>
      <text:p text:style-name="P11">24 <text:s/>miles in the last week</text:p>
      <text:p text:style-name="P9"/>
      <text:p text:style-name="P11"/>
      <text:p text:style-name="P12"/>
      <text:p text:style-name="P12"><text:soft-page-break/>Sat July 7, 2018 <text:span text:style-name="T1">5.5 miles</text:span></text:p>
      <text:p text:style-name="P12">After a 2 mile warm up I ran the Heritage Days 5K race in Greenville PA. </text:p>
      <text:p text:style-name="P12">I ran fairly even pace the whole way and was 30<text:span text:style-name="T3">th</text:span> out of 109 runners.</text:p>
      <text:p text:style-name="P12">Time: 24:22 Average pace: 7:51</text:p>
      <text:p text:style-name="P13">I am going to taper for the Presque Isle Half Marathon next weekend.</text:p>
      <text:p text:style-name="P13">In the next 3 workouts I am going to practice various running and walking routines. <text:s/>I plan to run an ultra in the Fall.</text:p>
      <text:p text:style-name="P12"/>
      <text:p text:style-name="P12">Sun July 8, 2018 <text:span text:style-name="T1">4 miles</text:span></text:p>
      <text:p text:style-name="P12">I walked and ran 4 miles on hilly roads (sum of ascents = 267 feet) and averaged 11:57/mile. <text:s/>I walked about 0.15 miles at the beginning of each </text:p>
      <text:p text:style-name="P12">mile<text:span text:style-name="T1"> </text:span>for a total if 0.6 miles of walking. <text:s/>Walk/Run = 0.18</text:p>
      <text:p text:style-name="P12"/>
      <text:p text:style-name="P12">Mon July 9, 2018 <text:span text:style-name="T1">4 miles</text:span></text:p>
      <text:p text:style-name="P12">I walked and ran 4 miles on hilly roads (sum of ascents = 267 feet) and averaged 11:54/mile. <text:s/>I walked about 0.1 miles at the beginning of each </text:p>
      <text:p text:style-name="P12"><text:span text:style-name="T1">half mile </text:span>for a total if 0.8 miles of walking. <text:s/>Walk/Run = 0.25 </text:p>
      <text:p text:style-name="P12">I walked more today but overall time was faster.</text:p>
      <text:p text:style-name="P12"/>
      <text:p text:style-name="P12">Tues July 10, 2018 <text:span text:style-name="T1">4 miles</text:span></text:p>
      <text:p text:style-name="P12">I ran and walked 4 miles on hilly roads (sum of ascents = 267 feet) and averaged 11:57/mile. <text:s/>I walked 7 times for a total of 1 mile of walking. <text:s/>Walk/Run = 0.33</text:p>
      <text:p text:style-name="P12"/>
      <text:p text:style-name="P12">Wed July 11, 2018 <text:span text:style-name="T1">4.75 miles</text:span> <text:s text:c="2"/></text:p>
      <text:p text:style-name="P12">Warm up: ½ mile run to the Wise Center and rested a few minutes </text:p>
      <text:p text:style-name="P12">Treadmill run: 1.5 miles averaging 9:00/mile with some as fast as 7:41/mile</text:p>
      <text:p text:style-name="P12">After resting 5 minutes I ran ½ mile in 4:00 and 1 mile in 7:54 (the last</text:p>
      <text:p text:style-name="P12">¼ mile was at 7:36/mile pace). <text:s/>I jogged ¼ mile before each of the two runs.</text:p>
      <text:p text:style-name="P12">Warm down: ¾ mile jog</text:p>
      <text:p text:style-name="P12"/>
      <text:p text:style-name="P12">Thurs July 12, 2018 <text:span text:style-name="T1">3 miles </text:span></text:p>
      <text:p text:style-name="P12">I ran with Mark, Tim, Rod and Chance on the high school track.</text:p>
      <text:p text:style-name="P12">Warm up: 1 mile in about 10:30</text:p>
      <text:p text:style-name="P12">Run: 1 x 200 m in 58s and jogged 200m</text:p>
      <text:p text:style-name="P12">4 x 400m with a 400m jog between the 400m runs</text:p>
      <text:p text:style-name="P12">Times for the 400m runs: 1:50, 1:43, 1:58, 1:54</text:p>
      <text:p text:style-name="P12"/>
      <text:p text:style-name="P12">Fri July 13, 2018 <text:span text:style-name="T1">4 miles</text:span> </text:p>
      <text:p text:style-name="P12">I did the same workout as on Tues July 11 and averaged 11:49. <text:s/></text:p>
      <text:p text:style-name="P12">Walk/run was about 0.33 again</text:p>
      <text:p text:style-name="P12"/>
      <text:p text:style-name="P13">29.75 miles in the last week</text:p>
      <text:p text:style-name="P5"><text:soft-page-break/>Sat <text:s/>July 14, 2018 <text:span text:style-name="T1">no running</text:span></text:p>
      <text:p text:style-name="P5"/>
      <text:p text:style-name="P5">Sun July 15, 2018 <text:span text:style-name="T1">14.5 miles</text:span></text:p>
      <text:p text:style-name="P5">I ran the Presque Isle Half Marathon in Erie PA and came in 206/1067. <text:s/>My GPS measured the course at 13.21 miles with a time of 1:50:47. <text:s/>It was a hot and humid day and I drank a lot at every water stop and ate a gel at 5 miles and another at 10 miles.</text:p>
      <text:p text:style-name="P5">Mile splits: 8:17, 8:15, 8:16, 8:17, 8:16, 8:23, 8:21, 8:17, 8:37, 8:28, 8:16, 8:24, 8:34</text:p>
      <text:p text:style-name="P5">The last 0.21 mile was at 8:06/mile pace.</text:p>
      <text:p text:style-name="P5"/>
      <text:p text:style-name="P5">Mon July 16, 2018 <text:span text:style-name="T1">4 miles</text:span></text:p>
      <text:p text:style-name="P5">I ran 4 miles on hilly roads and grass and averaged 11:00/mile. </text:p>
      <text:p text:style-name="P5"/>
      <text:p text:style-name="P5">Tues July 17, 2018 <text:span text:style-name="T1">4 miles</text:span></text:p>
      <text:p text:style-name="P5">I walked and ran 4 miles on hilly roads (sum of ascents = 267 feet) and averaged 11:55/mile. <text:s/>I walked a total of 0.6 miles. <text:s/>Walk/Run = 0.18</text:p>
      <text:p text:style-name="P5"/>
      <text:p text:style-name="P5">Wed July 18, 2018 <text:span text:style-name="T1">5.25 miles</text:span> <text:s/></text:p>
      <text:p text:style-name="P5">1 mile in 10:34 and then a long rest. </text:p>
      <text:p text:style-name="P5">4.25 miles on very hilly roads averaging 10:10/mile.</text:p>
      <text:list xml:id="list7856391345313494167" text:style-name="L1">
        <text:list-item>
          <text:list>
            <text:list-header>
              <text:p text:style-name="P15">Sum of ascents along the course: 529 feet.</text:p>
            </text:list-header>
          </text:list>
        </text:list-item>
      </text:list>
      <text:p text:style-name="P5"/>
      <text:p text:style-name="P5">Thur July 19, 2018 <text:span text:style-name="T1">4 miles</text:span></text:p>
      <text:p text:style-name="P5">I ran with 5 other runners on the high school track.</text:p>
      <text:p text:style-name="P5">Warm up: 1.5 miles at various paces.</text:p>
      <text:p text:style-name="P5">Run: 2 x ½ mile and 2 x ¼ mile with a ¼ mile jog after each run.</text:p>
      <text:p text:style-name="P5">Times: 3:49, 3:46, 1:57, 1:53</text:p>
      <text:p text:style-name="P5"/>
      <text:p text:style-name="P5">Fri July 20, 2018 <text:span text:style-name="T1">6.75 miles</text:span> </text:p>
      <text:p text:style-name="P5">Warm up:</text:p>
      <text:p text:style-name="P5">½ mile down to the Wise Center</text:p>
      <text:p text:style-name="P5">1.5 miles on a treadmill averaging 9:00/mile at various paces some as fast as 7:41/mile</text:p>
      <text:p text:style-name="P5">Run: <text:s/>5 x ½ mile with ¼ mile (3:00) jog before each run</text:p>
      <text:p text:style-name="P5">Times: 4:00, 4:00, 3:57, 3:54, 3:54</text:p>
      <text:p text:style-name="P5">Warm down: jog ½ mile on the treadmill and ½ mile home</text:p>
      <text:p text:style-name="P5"/>
      <text:p text:style-name="P8">38.5 miles in the last week</text:p>
      <text:p text:style-name="P5"><text:soft-page-break/>Sat July 21, 2018 <text:span text:style-name="T1">5 miles</text:span> <text:s/></text:p>
      <text:p text:style-name="P5">I ran and walked 5 miles on hilly roads and averaged 11:45/mile. </text:p>
      <text:p text:style-name="P5">Walk/run ratio about 0.33 </text:p>
      <text:p text:style-name="P5"/>
      <text:p text:style-name="P5">Sun July 22, 2018 <text:span text:style-name="T1">5 miles</text:span> <text:s/></text:p>
      <text:p text:style-name="P5">I ran and walked 5 miles on hilly roads and averaged 11:52/mile. </text:p>
      <text:p text:style-name="P5">Walk/run ratio about 0.25</text:p>
      <text:p text:style-name="P5"/>
      <text:p text:style-name="P5">Mon July 23, 2018 <text:span text:style-name="T1">7.25 miles</text:span> </text:p>
      <text:p text:style-name="P5">Warm up: ½ mile to Wise Center and rest a few minutes</text:p>
      <text:p text:style-name="P5">Run: 6 miles on a treadmill in 50:17 or 8:23/mile</text:p>
      <text:p text:style-name="P5">Splits: 9:00, 8:45, 8:30, 8:13, 8:00, 7:49</text:p>
      <text:p text:style-name="P5">Warm down: ¼ mile jog on treadmill and ½ mile jog home</text:p>
      <text:p text:style-name="P5"/>
      <text:p text:style-name="P5">Tues July 24, 2018 <text:span text:style-name="T1"><text:s/>1 mile </text:span><text:s text:c="5"/></text:p>
      <text:p text:style-name="P5">I ran ½ mile to the Wise Center and then used 18 weight machines for a full body workout. <text:s/>Warm down: ½ mile jog home.</text:p>
      <text:p text:style-name="P5"/>
      <text:p text:style-name="P5">Wed July 25, 2018 <text:s/><text:span text:style-name="T1">6miles</text:span> <text:s/></text:p>
      <text:p text:style-name="P5">I ran and walked 6 miles on hilly roads and averaged 11:57/mile.</text:p>
      <text:p text:style-name="P5">Walk/run ratio: 0.27</text:p>
      <text:p text:style-name="P5"/>
      <text:p text:style-name="P5">Thur July 26, 2018<text:span text:style-name="T1"> 6.25 miles</text:span> <text:s text:c="2"/></text:p>
      <text:p text:style-name="P5">I ran on the high school track with 4 other runners.</text:p>
      <text:p text:style-name="P5">Warm up: 1 mile in 9:31, rest 2 minutes, 1 mile in 10:25, rest 3 minutes</text:p>
      <text:p text:style-name="P5">Run: <text:s text:c="3"/>1/8 mile, ¼ mile, ½ mile, ¾ mile, ½ mile, ¼ mile, ¼ mile</text:p>
      <text:p text:style-name="P5">Times: <text:s text:c="2"/>58 s <text:s text:c="6"/>1:59 <text:s text:c="5"/>3:58 <text:s text:c="5"/>5:28 <text:s text:c="7"/>3:57 <text:s text:c="5"/>1:54 <text:s text:c="4"/>1:51</text:p>
      <text:p text:style-name="P5">We jogged 1/8 mile after the first run and ¼ mile after each of the others.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26T20:07:47.84</dc:date>
    <dc:creator>James Lombardi</dc:creator>
    <meta:editing-duration>P4DT8H34M56S</meta:editing-duration>
    <meta:editing-cycles>359</meta:editing-cycles>
    <meta:generator>OpenOffice/4.1.2$Win32 OpenOffice.org_project/412m3$Build-9782</meta:generator>
    <meta:document-statistic meta:table-count="0" meta:image-count="0" meta:object-count="0" meta:page-count="7" meta:paragraph-count="186" meta:word-count="1948" meta:character-count="9510"/>
  </office:meta>
</office:document-meta>
</file>